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be2" officeooo:paragraph-rsid="00032be2"/>
    </style:style>
    <style:style style:name="P2" style:family="paragraph" style:parent-style-name="Standard">
      <style:paragraph-properties fo:text-align="start" style:justify-single-word="false"/>
      <style:text-properties officeooo:rsid="00032be2" officeooo:paragraph-rsid="00032be2"/>
    </style:style>
    <style:style style:name="P3" style:family="paragraph" style:parent-style-name="Standard">
      <style:paragraph-properties fo:text-align="start" style:justify-single-word="false"/>
      <style:text-properties officeooo:paragraph-rsid="00032be2"/>
    </style:style>
    <style:style style:name="P4" style:family="paragraph" style:parent-style-name="Standard">
      <style:paragraph-properties fo:text-align="start" style:justify-single-word="false"/>
      <style:text-properties officeooo:rsid="0004c408" officeooo:paragraph-rsid="0004c408"/>
    </style:style>
    <style:style style:name="P5" style:family="paragraph" style:parent-style-name="Standard">
      <style:paragraph-properties fo:text-align="start" style:justify-single-word="false"/>
      <style:text-properties officeooo:rsid="0005bc35" officeooo:paragraph-rsid="0005bc35"/>
    </style:style>
    <style:style style:name="P6" style:family="paragraph" style:parent-style-name="Standard">
      <style:paragraph-properties fo:text-align="start" style:justify-single-word="false"/>
      <style:text-properties officeooo:rsid="000652c3" officeooo:paragraph-rsid="000652c3"/>
    </style:style>
    <style:style style:name="P7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8" style:family="paragraph" style:parent-style-name="Standard">
      <style:paragraph-properties fo:text-align="start" style:justify-single-word="false"/>
      <style:text-properties officeooo:rsid="0009e4c1" officeooo:paragraph-rsid="0009e4c1"/>
    </style:style>
    <style:style style:name="P9" style:family="paragraph" style:parent-style-name="Standard">
      <style:paragraph-properties fo:text-align="start" style:justify-single-word="false"/>
      <style:text-properties officeooo:rsid="000a7fe7" officeooo:paragraph-rsid="000a7fe7"/>
    </style:style>
    <style:style style:name="P10" style:family="paragraph" style:parent-style-name="Standard">
      <style:paragraph-properties fo:text-align="start" style:justify-single-word="false"/>
      <style:text-properties officeooo:rsid="000a7fe7" officeooo:paragraph-rsid="000a7fe7"/>
    </style:style>
    <style:style style:name="P11" style:family="paragraph" style:parent-style-name="Standard">
      <style:paragraph-properties fo:text-align="start" style:justify-single-word="false"/>
      <style:text-properties officeooo:rsid="000a7fe7" officeooo:paragraph-rsid="000c4173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2be2" style:font-weight-asian="normal" style:font-weight-complex="normal"/>
    </style:style>
    <style:style style:name="T4" style:family="text">
      <style:text-properties officeooo:rsid="0005bc35"/>
    </style:style>
    <style:style style:name="T5" style:family="text">
      <style:text-properties officeooo:rsid="000c4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Point informations </text:p>
      <text:p text:style-name="P2"/>
      <text:p text:style-name="P2"><text:span text:style-name="T2">Les fonctionnalités des produits SharePoint sont la </text:span><text:a xlink:type="simple" xlink:href="https://fr.wikipedia.org/wiki/Système_de_gestion_de_contenu" text:style-name="Internet_20_link" text:visited-style-name="Visited_20_Internet_20_Link"><text:span text:style-name="T1">gestion de contenu</text:span></text:a><text:span text:style-name="T2">, les </text:span><text:a xlink:type="simple" xlink:href="https://fr.wikipedia.org/wiki/Moteurs_de_recherche" text:style-name="Internet_20_link" text:visited-style-name="Visited_20_Internet_20_Link"><text:span text:style-name="T1">moteurs de recherche</text:span></text:a><text:span text:style-name="T2">, la </text:span><text:a xlink:type="simple" xlink:href="https://fr.wikipedia.org/wiki/Gestion_électronique_de_documents" text:style-name="Internet_20_link" text:visited-style-name="Visited_20_Internet_20_Link"><text:span text:style-name="T1">gestion électronique de documents</text:span></text:a><text:span text:style-name="T2">, les </text:span><text:a xlink:type="simple" xlink:href="https://fr.wikipedia.org/wiki/Forum_Internet" text:style-name="Internet_20_link" text:visited-style-name="Visited_20_Internet_20_Link"><text:span text:style-name="T1">forums</text:span></text:a><text:span text:style-name="T2">, la possibilité de créer des </text:span><text:a xlink:type="simple" xlink:href="https://fr.wikipedia.org/wiki/Formulaire" text:style-name="Internet_20_link" text:visited-style-name="Visited_20_Internet_20_Link"><text:span text:style-name="T1">formulaires</text:span></text:a><text:span text:style-name="T2"> et des statistiques </text:span><text:a xlink:type="simple" xlink:href="https://fr.wikipedia.org/wiki/Informatique_décisionnelle" text:style-name="Internet_20_link" text:visited-style-name="Visited_20_Internet_20_Link"><text:span text:style-name="T1">décisionnelles</text:span></text:a><text:bookmark text:name="cite_ref-1"/><text:a xlink:type="simple" xlink:href="https://fr.wikipedia.org/wiki/Microsoft_SharePoint#cite_note-1" text:style-name="Internet_20_link" text:visited-style-name="Visited_20_Internet_20_Link"><text:span text:style-name="T1">1</text:span></text:a><text:span text:style-name="T2">. </text:span></text:p>
      <text:p text:style-name="P3"><text:span text:style-name="T3">SharePoint permet aux organisations de créer des sites web.</text:span><text:span text:style-name="T2">Vous pouvez l’utiliser pour stocker, organiser, partager et consulter des informations de façon sécurisée à partir de la </text:span><text:a xlink:type="simple" xlink:href="https://support.office.com/fr-fr/article/utiliser-un-appareil-mobile-pour-travailler-sur-les-sites-sharepoint-online-a99f2acf-381a-442c-b305-3e74c251bcb6" text:style-name="Internet_20_link" text:visited-style-name="Visited_20_Internet_20_Link"><text:span text:style-name="T1">n’importe quel appareil</text:span></text:a><text:span text:style-name="T2">.</text:span></text:p>
      <text:p text:style-name="P2"/>
      <text:p text:style-name="P2"><text:span text:style-name="T4">Prise en main : </text:span><text:a xlink:type="simple" xlink:href="https://support.office.com/fr-fr/article/prise-en-main-de-sharepoint-909ec2f0-05c8-4e92-8ad3-3f8b0b6cf261" text:style-name="Internet_20_link" text:visited-style-name="Visited_20_Internet_20_Link">https://support.office.com/fr-fr/article/prise-en-main-de-sharepoint-909ec2f0-05c8-4e92-8ad3-3f8b0b6cf261</text:a></text:p>
      <text:p text:style-name="P2"/>
      <text:p text:style-name="P4"><text:span text:style-name="T4">utilités : </text:span><text:a xlink:type="simple" xlink:href="https://fablain.developpez.com/tutoriel/initiation-sharepoint/?page=Introduction" text:style-name="Internet_20_link" text:visited-style-name="Visited_20_Internet_20_Link">https://fablain.developpez.com/tutoriel/initiation-sharepoint/?page=Introduction</text:a></text:p>
      <text:p text:style-name="P4"/>
      <text:p text:style-name="P5">fonctionnalités : <text:a xlink:type="simple" xlink:href="https://www.commentcamarche.com/faq/19494-le-travail-collaboratif-avec-sharepoint" text:style-name="Internet_20_link" text:visited-style-name="Visited_20_Internet_20_Link">https://www.commentcamarche.com/faq/19494-le-travail-collaboratif-avec-sharepoint</text:a></text:p>
      <text:p text:style-name="P5"/>
      <text:p text:style-name="P5">pour la bdd : <text:a xlink:type="simple" xlink:href="https://docs.microsoft.com/fr-fr/sharepoint/administration/database-management" text:style-name="Internet_20_link" text:visited-style-name="Visited_20_Internet_20_Link">https://docs.microsoft.com/fr-fr/sharepoint/administration/database-management</text:a></text:p>
      <text:p text:style-name="P5"/>
      <text:p text:style-name="P6">outils de version : <text:a xlink:type="simple" xlink:href="https://support.office.com/fr-fr/article/comment-le-contrôle-de-version-fonctionne-dans-une-liste-ou-bibliothèque-sharepoint-0f6cd105-974f-44a4-aadb-43ac5bdfd247" text:style-name="Internet_20_link" text:visited-style-name="Visited_20_Internet_20_Link">https://support.office.com/fr-fr/article/comment-le-contr%C3%B4le-de-version-fonctionne-dans-une-liste-ou-biblioth%C3%A8que-sharepoint-0f6cd105-974f-44a4-aadb-43ac5bdfd247</text:a></text:p>
      <text:p text:style-name="P6"/>
      <text:p text:style-name="P6">type d’autorisation : <text:a xlink:type="simple" xlink:href="https://www.supinfo.com/articles/single/706-gestion-autorisations-sharepoint-2013" text:style-name="Internet_20_link" text:visited-style-name="Visited_20_Internet_20_Link">https://www.supinfo.com/articles/single/706-gestion-autorisations-sharepoint-2013</text:a></text:p>
      <text:p text:style-name="P6"/>
      <text:p text:style-name="P7">gestion documents : <text:a xlink:type="simple" xlink:href="https://docs.microsoft.com/fr-fr/sharepoint/governance/document-management-in-sharepoint-server" text:style-name="Internet_20_link" text:visited-style-name="Visited_20_Internet_20_Link">https://docs.microsoft.com/fr-fr/sharepoint/governance/document-management-in-sharepoint-server</text:a></text:p>
      <text:p text:style-name="P9"/>
      <text:p text:style-name="P9">Liaison base mySQL à un site sharepoint :</text:p>
      <text:p text:style-name="P9"><text:a xlink:type="simple" xlink:href="https://www.itpro.fr/exploitez-donnees-mysql-sharepoint/" text:style-name="Internet_20_link" text:visited-style-name="Visited_20_Internet_20_Link">https://www.itpro.fr/exploitez-donnees-mysql-sharepoint/</text:a></text:p>
      <text:p text:style-name="P9"/>
      <text:p text:style-name="P11">Utilisation d'un BCS (Business Connectivity Services) <text:s/><text:span text:style-name="T5">(utile pour lier une base mySQL à un site sharepoint)</text:span>:</text:p>
      <text:p text:style-name="P11"><text:a xlink:type="simple" xlink:href="https://docs.microsoft.com/fr-fr/sharepoint/administration/business-connectivity-services-overview" text:style-name="Internet_20_link" text:visited-style-name="Visited_20_Internet_20_Link">https://docs.microsoft.com/fr-fr/sharepoint/administration/business-connectivity-services-overview</text:a></text:p>
      <text:p text:style-name="P7"/>
      <text:p text:style-name="P8">Ajouter une bd au shartpoint : <text:a xlink:type="simple" xlink:href="https://support.office.com/fr-fr/article/ajouter-une-base-de-données-en-tant-que-source-de-données-3a563b0c-75e4-4856-847f-9a8182708c66" text:style-name="Internet_20_link" text:visited-style-name="Visited_20_Internet_20_Link">https://support.office.com/fr-fr/article/ajouter-une-base-de-donn%C3%A9es-en-tant-que-source-de-donn%C3%A9es-3a563b0c-75e4-4856-847f-9a8182708c66</text:a></text:p>
      <text:p text:style-name="P8">BD possible Microsoft SQL Server, Oracle ; Ne contient pas toutes les connexions entre SP et 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04:39.728364395</meta:creation-date>
    <dc:date>2018-11-21T09:44:00.161374348</dc:date>
    <meta:editing-duration>PT9M40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141" meta:character-count="1840" meta:non-whitespace-character-count="1712"/>
  </office:meta>
</office:document-meta>
</file>